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08.6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5.37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77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2" office:value-type="string" calcext:value-type="string">
            <text:p>COD</text:p>
          </table:table-cell>
          <table:table-cell table:style-name="ce2" office:value-type="string" calcext:value-type="string">
            <text:p>SIGLA</text:p>
          </table:table-cell>
          <table:table-cell table:style-name="ce2"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 BPMPI</text:p>
          </table:table-cell>
          <table:table-cell office:value-type="string" calcext:value-type="string">
            <text:p>04 BATALHAO DE POLICIA MILITAR DO PIAU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BPMPI</text:p>
          </table:table-cell>
          <table:table-cell office:value-type="string" calcext:value-type="string">
            <text:p>10 BATALHAO DE POLICIA MILITAR DO PIAU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 CRS</text:p>
          </table:table-cell>
          <table:table-cell office:value-type="string" calcext:value-type="string">
            <text:p>10 COORDENAÇÃO REGIONAL DE SAÚD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 BPMPI</text:p>
          </table:table-cell>
          <table:table-cell office:value-type="string" calcext:value-type="string">
            <text:p>11 BATALHAO POLICIA MILIT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 BPMPI</text:p>
          </table:table-cell>
          <table:table-cell office:value-type="string" calcext:value-type="string">
            <text:p>12 BATALHAO DE POLICIA MILITAR DO PIAU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 BPMPI</text:p>
          </table:table-cell>
          <table:table-cell office:value-type="string" calcext:value-type="string">
            <text:p>14 BATALHAO POLICIA MILITAR DO PIAU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 BPMPI</text:p>
          </table:table-cell>
          <table:table-cell office:value-type="string" calcext:value-type="string">
            <text:p>15 BATALHAO DE POLICIA MILITAR DO PIAU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 BPMPI</text:p>
          </table:table-cell>
          <table:table-cell office:value-type="string" calcext:value-type="string">
            <text:p>19 BATALHAO DE POLICIA MILITAR DO PIAU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 BPMPI</text:p>
          </table:table-cell>
          <table:table-cell office:value-type="string" calcext:value-type="string">
            <text:p>20 BATALHAO POLICIA MILITAR DO PIAU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2 BPMPI</text:p>
          </table:table-cell>
          <table:table-cell office:value-type="string" calcext:value-type="string">
            <text:p>02 BATALHAO DE POLICIA MILITA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3 CRS</text:p>
          </table:table-cell>
          <table:table-cell office:value-type="string" calcext:value-type="string">
            <text:p>03 COORDENAÇÃO REGIONAL DE SAÚD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7 BPMPI</text:p>
          </table:table-cell>
          <table:table-cell office:value-type="string" calcext:value-type="string">
            <text:p>07 BATALHAO DE POLICIA MILITAR DO PIAU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API</text:p>
          </table:table-cell>
          <table:table-cell office:value-type="string" calcext:value-type="string">
            <text:p>AGENCIA DE DEFESA AGROPECUARIA DO PIAU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H</text:p>
          </table:table-cell>
          <table:table-cell office:value-type="string" calcext:value-type="string">
            <text:p>AGENCIA DE DESENVOLVIMENTO HABITACIONAL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ESPISA</text:p>
          </table:table-cell>
          <table:table-cell office:value-type="string" calcext:value-type="string">
            <text:p>AGUAS E ESGOTOS DO PIAUI S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EPI</text:p>
          </table:table-cell>
          <table:table-cell office:value-type="string" calcext:value-type="string">
            <text:p>ASSEMBLEIA LEGISLATIVA DO ESTADO DO PIAU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AGENCIA DE TECNOLOGIA DA INFORMACAO DO ESTAD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BMEPI</text:p>
          </table:table-cell>
          <table:table-cell office:value-type="string" calcext:value-type="string">
            <text:p>CORPO DE BOMBEIROS MILITAR DO ESTADO DO PIAU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COM</text:p>
          </table:table-cell>
          <table:table-cell office:value-type="string" calcext:value-type="string">
            <text:p>COORDENADORIA DE COMUNICACAO SOCIA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CPR</text:p>
          </table:table-cell>
          <table:table-cell office:value-type="string" calcext:value-type="string">
            <text:p>COORDENADORIA DO PROGRAMA DE COMBATE A POBREZA RURA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AGRO</text:p>
          </table:table-cell>
          <table:table-cell office:value-type="string" calcext:value-type="string">
            <text:p>COORDENADORIA DO AGRONEGOCIO E DOS CERRADO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EAPI</text:p>
          </table:table-cell>
          <table:table-cell office:value-type="string" calcext:value-type="string">
            <text:p>CENTRAL DE ABASTECIMENTO DO PIAU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EP ACRISIO VERAS</text:p>
          </table:table-cell>
          <table:table-cell office:value-type="string" calcext:value-type="string">
            <text:p>CENTRO ESTADUAL DE EDUCACAO PROFISSIONAL ACRISIO VERA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EEP – PROFESSOR RUY LEITE BERGER FILH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FTI – JOAO MENDES OLIMPIO DE MEL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JA – PROFESSORA SHIRLEY COSTA E SILV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P – CENTRO DE EDUCACAO PROFISSIONA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NDACAO CEPRO</text:p>
          </table:table-cell>
          <table:table-cell office:value-type="string" calcext:value-type="string">
            <text:p>FUNDACAO CENTRO DE PESQUISAS ECONOMICAS E SOCIAIS DO ESTADO DO PIAU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ETI – DUQUE DE CAXIA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ETI – MOACI MADEIRA CAMPO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ETI – PROF ANTONIO TARCISO PEREIRA E SILV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TI – PROFESSOR MILTON AGUIA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ETI – PROFESSOR PINHEIRO MACHAD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ETI – PROFESSOR RALDIR CAVALCANTE BASTO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ETI – SOLANGE VIAN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GE</text:p>
          </table:table-cell>
          <table:table-cell office:value-type="string" calcext:value-type="string">
            <text:p>CONTROLADORIA GERAL DO ESTADO DO PIAU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AERO</text:p>
          </table:table-cell>
          <table:table-cell office:value-type="string" calcext:value-type="string">
            <text:p>COORDENADORIA DO PROGRAMA DE INFRAESTRUTURA AEROPORTUARI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DADES</text:p>
          </table:table-cell>
          <table:table-cell office:value-type="string" calcext:value-type="string">
            <text:p>SECRETARIA DAS CIDADE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PTUR</text:p>
          </table:table-cell>
          <table:table-cell office:value-type="string" calcext:value-type="string">
            <text:p>COMPANHIA INDEPENDENTE DE POLICIAMENTO TURISTICO AJUDANCIA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MTP</text:p>
          </table:table-cell>
          <table:table-cell office:value-type="string" calcext:value-type="string">
            <text:p>COMPANHIA METROPOLITANA DE TRANSPORTES PUBLICO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DROGAS</text:p>
          </table:table-cell>
          <table:table-cell office:value-type="string" calcext:value-type="string">
            <text:p>COORDENADORIA DE ENFRENTAMENTO AS DROGA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DSOL</text:p>
          </table:table-cell>
          <table:table-cell office:value-type="string" calcext:value-type="string">
            <text:p>COORDENADORIA DE DESENVOLVIMENTO SOCIAL E LAZE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JUV</text:p>
          </table:table-cell>
          <table:table-cell office:value-type="string" calcext:value-type="string">
            <text:p>COORDENADORIA DA JUVENTUDE DO ESTADO DO PIAU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MEPI</text:p>
          </table:table-cell>
          <table:table-cell office:value-type="string" calcext:value-type="string">
            <text:p>COORDENADORIA DO PROGRAMA DE MODERNIZAÇÃO E QUALIFICAÇAO DE EMPREENDIMENTOS PUBLICO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ONSELHO ESCOLAR DA UNIDADE ESCOLAR FIRMINA SOBREIR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EPM</text:p>
          </table:table-cell>
          <table:table-cell office:value-type="string" calcext:value-type="string">
            <text:p>COORDENADORIA ESTADUAL DE POLITICAS PUBLICAS PARA AS MULHER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OORDENADORIA DE FOMENTO A IRRIGACA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OORDENADORIA DE FOMENTO AO SANEAMENTO RURA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AGRO</text:p>
          </table:table-cell>
          <table:table-cell office:value-type="string" calcext:value-type="string">
            <text:p>COORDENADORIA DO AGRONEGOCIO E DOS CERRADO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ORDENADORIA DO PROGRAMA DE APOIO A PSICULTURA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PEMTEC</text:p>
          </table:table-cell>
          <table:table-cell office:value-type="string" calcext:value-type="string">
            <text:p>COORDENADORIA DO PROGRAMA DE EDUCACAO POR MEIO DE MEDIACOES TECNOLOGIC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PTEI</text:p>
          </table:table-cell>
          <table:table-cell office:value-type="string" calcext:value-type="string">
            <text:p>COORDENADORIA DO PROGRAMA DE TECNOLOGIA E INOVACA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AERO</text:p>
          </table:table-cell>
          <table:table-cell office:value-type="string" calcext:value-type="string">
            <text:p>COORDENADORIA DO PROGRAMA DE INFRAESTRUTURA AEROPORTUARIA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RH</text:p>
          </table:table-cell>
          <table:table-cell office:value-type="string" calcext:value-type="string">
            <text:p>COORDENADORIA DE GESTAO DE RECURSOS HIDRICO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VCI</text:p>
          </table:table-cell>
          <table:table-cell office:value-type="string" calcext:value-type="string">
            <text:p>COORDENADORIA DO PROGRAMA MAIS VIDA COM CIDADANIA <text:s/>PARA O IDOS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PARTAMENTO DE ESTRADAS DE RODAGEM DO PIAUI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TRAN</text:p>
          </table:table-cell>
          <table:table-cell office:value-type="string" calcext:value-type="string">
            <text:p>DEPARTAMENTO ESTADUAL DE TRANSITO DO PIAUI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RS PARNAIBA</text:p>
          </table:table-cell>
          <table:table-cell office:value-type="string" calcext:value-type="string">
            <text:p>DIRETORIA REGIONAL DE SAÚDE DE PARNAÍB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PG</text:p>
          </table:table-cell>
          <table:table-cell office:value-type="string" calcext:value-type="string">
            <text:p>DEFENSORIA PUBLICA DO ESTADO DO PIAUI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CEEPS</text:p>
          </table:table-cell>
          <table:table-cell office:value-type="string" calcext:value-type="string">
            <text:p>ECEEPS – MONSENHOR JOSE LUIZ BARBOSA CORTEZ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MATER</text:p>
          </table:table-cell>
          <table:table-cell office:value-type="string" calcext:value-type="string">
            <text:p>INSTITUTO DE ASSISTENCIA TECNICA E EXTENÇAO RURAL DO ESTADO DO PIAUI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MGERPI</text:p>
          </table:table-cell>
          <table:table-cell office:value-type="string" calcext:value-type="string">
            <text:p>EMPRESA DE GESTAO DE RECURSOS DO ESTADO DO PIAUI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ESCOLA TECNICA ESTADUAL DE TEATRO PROF JOSE GOMES CAMPO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STADO DO PIAUI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PEPI</text:p>
          </table:table-cell>
          <table:table-cell office:value-type="string" calcext:value-type="string">
            <text:p>FUNDAÇAO DE AMPARO A PESQUISA DO ESTADO DO PIAU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NDAC</text:p>
          </table:table-cell>
          <table:table-cell office:value-type="string" calcext:value-type="string">
            <text:p>FUNDACAO CULTURAL DO PIAUI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UNDACAO ANTARES</text:p>
          </table:table-cell>
          <table:table-cell office:value-type="string" calcext:value-type="string">
            <text:p>FUNDACAO RADIO E TELEVISAO EDUCATIVA DO PIAU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NDESPI</text:p>
          </table:table-cell>
          <table:table-cell office:value-type="string" calcext:value-type="string">
            <text:p>FUNDACAO DO DESENVOLVIMENTO DO ESPORTE DO ESTADO DO PIAUI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UNDO DE MODERNIZACAO E APARELHAMENTO DA DEFENSORIA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UNDO DE PREVIDENCIA SOCIAL DO ESTADO DO PIAUI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I BDA</text:p>
          </table:table-cell>
          <table:table-cell office:value-type="string" calcext:value-type="string">
            <text:p>FUNDO INTEGRADO DE BENS DIREITOS E ATIVOS FI BDA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UNPREV</text:p>
          </table:table-cell>
          <table:table-cell office:value-type="string" calcext:value-type="string">
            <text:p>FUNDACAO PIAUI PREVIDENCIA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UNSAUDE</text:p>
          </table:table-cell>
          <table:table-cell office:value-type="string" calcext:value-type="string">
            <text:p>FUNDO DE SAUDE DO ESTADO DO PIAUI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GABINETE MILITAR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SPISA</text:p>
          </table:table-cell>
          <table:table-cell office:value-type="string" calcext:value-type="string">
            <text:p>COMPANHIA DE GAS DO PIAUI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OVERNO DO ESTADO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HOSPITAL AREOLINO DE ABREU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HOSPITAL COLONIA DO CARPIN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DC</text:p>
          </table:table-cell>
          <table:table-cell office:value-type="string" calcext:value-type="string">
            <text:p>HOSPITAL DIRCEU ARCOVERD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EDA</text:p>
          </table:table-cell>
          <table:table-cell office:value-type="string" calcext:value-type="string">
            <text:p>HOSPITAL ESTADUAL DIRCEU ARCOVERD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DC</text:p>
          </table:table-cell>
          <table:table-cell office:value-type="string" calcext:value-type="string">
            <text:p>HOSPITAL ESTADUAL DOMINGOS CHAVE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EGCB</text:p>
          </table:table-cell>
          <table:table-cell office:value-type="string" calcext:value-type="string">
            <text:p>HOSPITAL ESTADUAL GERSON CASTELO BRANCO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EMOPI</text:p>
          </table:table-cell>
          <table:table-cell office:value-type="string" calcext:value-type="string">
            <text:p>CENTRO DE HEMATOLOGIA E HEMOTERAPIA DO PAIUI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ETNB</text:p>
          </table:table-cell>
          <table:table-cell office:value-type="string" calcext:value-type="string">
            <text:p>HOSPITAL ESTADUAL TERESINHA NUNES DE BARROS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HOSPITAL GETULIO VARGAS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LP</text:p>
          </table:table-cell>
          <table:table-cell office:value-type="string" calcext:value-type="string">
            <text:p>HOSPITAL INFANTIL LUCIDIO PORTEL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JLM</text:p>
          </table:table-cell>
          <table:table-cell office:value-type="string" calcext:value-type="string">
            <text:p>HOSPITAL JOAO LUIZ DE MORA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RFAC</text:p>
          </table:table-cell>
          <table:table-cell office:value-type="string" calcext:value-type="string">
            <text:p>HOSPITAL REGIONAL DR. FRANCISCO AYRES CAVALCANTE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RJCF</text:p>
          </table:table-cell>
          <table:table-cell office:value-type="string" calcext:value-type="string">
            <text:p>HOSPITAL REGIONAL JOSE CANDIDO FERRAZ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APEP</text:p>
          </table:table-cell>
          <table:table-cell office:value-type="string" calcext:value-type="string">
            <text:p>INSTITUTO DE ASSISTENCIA E PREVIDENCIA DO ESTADO DO PIAUI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ASPI</text:p>
          </table:table-cell>
          <table:table-cell office:value-type="string" calcext:value-type="string">
            <text:p>INSTITUTO DE ASSISTENCIA A SAUDE DOS SERVIDORES PUBLICOS DO ESTADO DO PIAUI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DEPI</text:p>
          </table:table-cell>
          <table:table-cell office:value-type="string" calcext:value-type="string">
            <text:p>INSTITUTO DE DESENVOLVIMENTO DO PIAUÍ IDEPI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DTNP</text:p>
          </table:table-cell>
          <table:table-cell office:value-type="string" calcext:value-type="string">
            <text:p>INSTITUTO DE DOENCAS TROPICAIS NATAN PORTEL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EPI</text:p>
          </table:table-cell>
          <table:table-cell office:value-type="string" calcext:value-type="string">
            <text:p>INSTITUTO DE METROLOGIA DO ESTADO DO PIAUI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AESPI</text:p>
          </table:table-cell>
          <table:table-cell office:value-type="string" calcext:value-type="string">
            <text:p>INSTITUTO DE AGUA E ESGOTOS DO ESTADO DO PIAUI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TERPI</text:p>
          </table:table-cell>
          <table:table-cell office:value-type="string" calcext:value-type="string">
            <text:p>INSTITUTO DE TERRAS DO PIAUI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V CRS</text:p>
          </table:table-cell>
          <table:table-cell office:value-type="string" calcext:value-type="string">
            <text:p>IV COORDENAÇÃO REGIONAL DE SAÚDE / SESAPI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UCEPI</text:p>
          </table:table-cell>
          <table:table-cell office:value-type="string" calcext:value-type="string">
            <text:p>JUNTA COMERCIAL DO ESTADO DO PIAUI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ARNAK</text:p>
          </table:table-cell>
          <table:table-cell office:value-type="string" calcext:value-type="string">
            <text:p>PALACIO DE KARNAK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CEN</text:p>
          </table:table-cell>
          <table:table-cell office:value-type="string" calcext:value-type="string">
            <text:p>LABORATORIO CENTRAL DE SAUDE PUBLICA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ER</text:p>
          </table:table-cell>
          <table:table-cell office:value-type="string" calcext:value-type="string">
            <text:p>MATERNIDADE DONA EVANGELINA ROS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PPI</text:p>
          </table:table-cell>
          <table:table-cell office:value-type="string" calcext:value-type="string">
            <text:p>MINISTÉRIO PUBLICO DO ESTADO DO PIAUI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III CRS</text:p>
          </table:table-cell>
          <table:table-cell office:value-type="string" calcext:value-type="string">
            <text:p>OITAVA COORDENACAO REGIONAL DE SAUD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GE</text:p>
          </table:table-cell>
          <table:table-cell office:value-type="string" calcext:value-type="string">
            <text:p>PROCURADORIA GERAL DO ESTADO DO PIAUI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MPI</text:p>
          </table:table-cell>
          <table:table-cell office:value-type="string" calcext:value-type="string">
            <text:p>POLICIA MILITAR DO PIAUI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NEAMENTO RURAL</text:p>
          </table:table-cell>
          <table:table-cell office:value-type="string" calcext:value-type="string">
            <text:p>COORDENADORIA DE FOMENTO AO SANEAMENTO RURA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SC</text:p>
          </table:table-cell>
          <table:table-cell office:value-type="string" calcext:value-type="string">
            <text:p>SECRETARIA DE ASSISTENCIA SOCIAL E CIDADANI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SECRETARIA DE DESENVOLVIMENTO RURAL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ADPREV</text:p>
          </table:table-cell>
          <table:table-cell office:value-type="string" calcext:value-type="string">
            <text:p>SECRETARIA DE ESTADO DA ADMINISTRACAO E PREVIDENCIA DO PIAUI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CULT</text:p>
          </table:table-cell>
          <table:table-cell office:value-type="string" calcext:value-type="string">
            <text:p>SECRETARIA DA CULTURA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C</text:p>
          </table:table-cell>
          <table:table-cell office:value-type="string" calcext:value-type="string">
            <text:p>SECRETARIA DE ESTADO DA DEFESA CIVIL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T</text:p>
          </table:table-cell>
          <table:table-cell office:value-type="string" calcext:value-type="string">
            <text:p>SECRETARIA DE DESENVOLVIMENTO ECONOMICO E TECNOLOGICO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UC</text:p>
          </table:table-cell>
          <table:table-cell office:value-type="string" calcext:value-type="string">
            <text:p>SECRETARIA DE EDUCAÇÃO DO PIAUI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FAZ</text:p>
          </table:table-cell>
          <table:table-cell office:value-type="string" calcext:value-type="string">
            <text:p>SECRETARIA DE ESTADO DA FAZENDA DO ESTADO DO PIAUI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GOV</text:p>
          </table:table-cell>
          <table:table-cell office:value-type="string" calcext:value-type="string">
            <text:p>PIAUI SECRETARIA DE GOVERNO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ID</text:p>
          </table:table-cell>
          <table:table-cell office:value-type="string" calcext:value-type="string">
            <text:p>SECRETARIA ESTADUAL PARA INCLUSAO DA PESSOA COM DEFICENCIA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INFRA</text:p>
          </table:table-cell>
          <table:table-cell office:value-type="string" calcext:value-type="string">
            <text:p>SECRETARIA DA INFRAESTRUTURA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JUS</text:p>
          </table:table-cell>
          <table:table-cell office:value-type="string" calcext:value-type="string">
            <text:p>SECRETARIA DE ESTADO DA JUSTICA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MAR</text:p>
          </table:table-cell>
          <table:table-cell office:value-type="string" calcext:value-type="string">
            <text:p>SECRETARIA DO MEIO AMBIENTE E RECURSOS HIDRICOS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MINPER</text:p>
          </table:table-cell>
          <table:table-cell office:value-type="string" calcext:value-type="string">
            <text:p>SECRETARIA DE MINERACAO PETROLE E ENERGIAS RENOVAVEIS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PLAN</text:p>
          </table:table-cell>
          <table:table-cell office:value-type="string" calcext:value-type="string">
            <text:p>SECRETARIA DO PLANEJAMENTO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SAPI</text:p>
          </table:table-cell>
          <table:table-cell office:value-type="string" calcext:value-type="string">
            <text:p>SECRETARIA DE ESTADO DA SAUDE DO PIAUI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ETRANS</text:p>
          </table:table-cell>
          <table:table-cell office:value-type="string" calcext:value-type="string">
            <text:p>SECRETARIA DE ESTADO DOS TRANSPORTES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TRE</text:p>
          </table:table-cell>
          <table:table-cell office:value-type="string" calcext:value-type="string">
            <text:p>SECRETARIA DO TRABALHO E EMPREENDEDORISMO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TUR</text:p>
          </table:table-cell>
          <table:table-cell office:value-type="string" calcext:value-type="string">
            <text:p>SECRETARIA DO TURISMO DO ESTADO DO PIAUI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SECRETARIA DE SEGURANCA PUBLICA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UDARPI</text:p>
          </table:table-cell>
          <table:table-cell office:value-type="string" calcext:value-type="string">
            <text:p>SUPERINTENDENCIA DE DESENVOLVIMENTO DO ARTESANATO PIAUIENSE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URPI</text:p>
          </table:table-cell>
          <table:table-cell office:value-type="string" calcext:value-type="string">
            <text:p>SUPERINTENDENCIA DE REPRESENTACAO DO PIAUI EM BRASILIA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CE</text:p>
          </table:table-cell>
          <table:table-cell office:value-type="string" calcext:value-type="string">
            <text:p>TRIBUNAL DE CONTAS DO ESTADO DO PIAUI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UE JOAO EMILIO FALCAO COSTA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UE ANTONIETA RIBEIRO MORAES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UE DOMINGOS COSTA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UE GOV PEDRO FREITAS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UE PROF JOSE CAMILO DA SILVEIRA FILHO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EHLC</text:p>
          </table:table-cell>
          <table:table-cell office:value-type="string" calcext:value-type="string">
            <text:p>UEHLC – UNIDADE ESCOLAR HILTON LEITE DE CARAVALHO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UESPI – FUNDACAO UNIVERSIDADE ESTADUAL DO PIAUI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UNIDADE ESCOLAR ALTINA PESTANA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UNIDADE ESCOLAR AMANDO MOURA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UNIDADE ESCOLAR ANTONIO DILSON FERNANDES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UNIDADE ESCOLAR BARAO DE GURGUEIA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UNIDADE ESCOLAR CORONEL ANTONIO VITORIO DE SOUS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UNIDADE ESCOLAR DEPUTADO ATILA LIRA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UNIDADE ESCOLAR DOM HELDER CAMARA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UNIDADE ESCOLAR DR AGNELO PEREIRA DA SILVA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UNIDADE ESCOLAR DR ANTONIO NORONHA FILHO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UNIDADE ESCOLAR DR. FONTES IBIAPINA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UNIDADE ESCOLAR FERDINAND FREITAS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UNIDADE ESCOLAR FILINTO REGO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UNIDADE ESCOLAR GOVERNADOR ALBERTO TAVARES E SILVA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UNIDADE ESCOLAR JACOB BARBOSA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UNIDADE ESCOLAR LOURIVAL PARENT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IDADE ESCOLAR LUCAS MEIRELES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UNIDADE ESCOLAR MARCOS PARENT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UNIDADE ESCOLAR MARECHAL RONDON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UNIDADE ESCOLAR MARIA DINA SOARES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UNIDADE ESCOLAR MARIO RAULINO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UNIDADE ESCOLAR MONSENHOR JOSE LUIZ BARBOSA CORTEZ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UNIDADE ESCOLAR NAIR GONCALVES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UNIDADE ESCOLAR PADRE LUIDINO DI GUIDI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DADE ESCOLAR PROFESSOR JOCA VIEIRA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UNIDADE ESCOLAR PROFESSOR PIRES DE CASTRO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UNIDADE ESCOLAR PROFESSORA ELIZA SOUSA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UNIDADE ESCOLAR PROFESSORA MERCEDES COSTA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UNIDADE ESCOLAR RAIMUNDO PESSOA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UNIDADE ESCOLAR SEBASTIAO SOARES RIBEIRO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UNIDADE ESCOLAR SILVESTRE ROCH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UNIDADE ESCOLAR TERESINHA NUNES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UNIDADE ESCOLAR TERTULIANO MILTON BRANDAO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UNIDADE INTEGRADA DO MOCAMBINHO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UNIDADE MISTA DE SAUDE PEDRO LOPES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 – VICE-GOVERNADORIA DO ESTADO DO PIAUI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UNIDADE ESCOLAR PAULO FERRAZ</text:p>
          </table:table-cell>
          <table:table-cell/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default-cell-style-name="ce5"/>
        <table:table-column table:style-name="co7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7" table:default-cell-style-name="Default"/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4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4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0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0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0 CR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0 COORDENAÇÃO REGIONAL DE SAÚ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1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1 BATALHAO POLICIA MILIT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2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2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4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4 BATALHAO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5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5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9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9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20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0 BATALHAO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2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 BATALHAO DE POLICIA MILIT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3 CR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3 COORDENAÇÃO REGIONAL DE SAÚ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orgaocertificado (id, sigla, nome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7 BPMP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7 BATALHAO DE POLICIA MILITAR DO PIAUI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;</text:p>
          </table:table-cell>
        </table:table-row>
      </table:table>
      <table:named-expressions/>
      <table:database-ranges>
        <table:database-range table:name="__Anonymous_Sheet_DB__0" table:target-range-address="Sheet1.C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date-style style:name="N10107" number:language="pt" number:country="BR">
      <number:day/>
      <number:text>/</number:text>
      <number:month/>
      <number:text>/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8:11:37.6638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52:24.589000000</meta:creation-date>
    <dc:date>2017-11-30T08:17:59.152956000</dc:date>
    <meta:editing-duration>PT2H8M30S</meta:editing-duration>
    <meta:editing-cycles>30</meta:editing-cycles>
    <meta:generator>LibreOffice/4.4.2.2$MacOSX_X86_64 LibreOffice_project/c4c7d32d0d49397cad38d62472b0bc8acff48dd6</meta:generator>
    <meta:print-date>2017-11-08T12:14:15.073000000</meta:print-date>
    <meta:document-statistic meta:table-count="2" meta:cell-count="555" meta:object-count="0"/>
  </office:meta>
</office:document-meta>
</file>